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92.44pt"/>
    </style:style>
    <style:style style:name="co4" style:family="table-column">
      <style:table-column-properties fo:break-before="auto" style:column-width="111.1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racked-changes>
        <table:cell-content-change table:id="ct1">
          <table:cell-address table:column="0" table:row="1" table:table="0"/>
          <office:change-info>
            <dc:creator> </dc:creator>
            <dc:date>2022-12-29T17:30:22.730000000</dc:date>
          </office:change-info>
          <table:previous>
            <table:change-track-table-cell office:value-type="float" office:value="160"/>
          </table:previous>
        </table:cell-content-change>
        <table:cell-content-change table:id="ct2">
          <table:cell-address table:column="0" table:row="2" table:table="0"/>
          <office:change-info>
            <dc:creator> </dc:creator>
            <dc:date>2022-12-29T17:30:26.805000000</dc:date>
          </office:change-info>
          <table:previous>
            <table:change-track-table-cell office:value-type="float" office:value="80"/>
          </table:previous>
        </table:cell-content-change>
        <table:cell-content-change table:id="ct3">
          <table:cell-address table:column="0" table:row="3" table:table="0"/>
          <office:change-info>
            <dc:creator> </dc:creator>
            <dc:date>2022-12-29T17:30:30.284000000</dc:date>
          </office:change-info>
          <table:previous>
            <table:change-track-table-cell office:value-type="float" office:value="60"/>
          </table:previous>
        </table:cell-content-change>
        <table:cell-content-change table:id="ct4">
          <table:cell-address table:column="0" table:row="4" table:table="0"/>
          <office:change-info>
            <dc:creator> </dc:creator>
            <dc:date>2022-12-29T17:30:33.796000000</dc:date>
          </office:change-info>
          <table:previous>
            <table:change-track-table-cell office:value-type="float" office:value="40"/>
          </table:previous>
        </table:cell-content-change>
        <table:cell-content-change table:id="ct5">
          <table:cell-address table:column="0" table:row="5" table:table="0"/>
          <office:change-info>
            <dc:creator> </dc:creator>
            <dc:date>2022-12-29T17:30:37.177000000</dc:date>
          </office:change-info>
          <table:previous>
            <table:change-track-table-cell office:value-type="float" office:value="30"/>
          </table:previous>
        </table:cell-content-change>
        <table:cell-content-change table:id="ct6">
          <table:cell-address table:column="0" table:row="6" table:table="0"/>
          <office:change-info>
            <dc:creator> </dc:creator>
            <dc:date>2022-12-29T17:30:40.782000000</dc:date>
          </office:change-info>
          <table:previous>
            <table:change-track-table-cell office:value-type="float" office:value="20"/>
          </table:previous>
        </table:cell-content-change>
        <table:cell-content-change table:id="ct7">
          <table:cell-address table:column="0" table:row="7" table:table="0"/>
          <office:change-info>
            <dc:creator> </dc:creator>
            <dc:date>2022-12-29T17:30:44.139000000</dc:date>
          </office:change-info>
          <table:previous>
            <table:change-track-table-cell office:value-type="float" office:value="17"/>
          </table:previous>
        </table:cell-content-change>
        <table:cell-content-change table:id="ct8">
          <table:cell-address table:column="0" table:row="8" table:table="0"/>
          <office:change-info>
            <dc:creator> </dc:creator>
            <dc:date>2022-12-29T17:30:47.596000000</dc:date>
          </office:change-info>
          <table:previous>
            <table:change-track-table-cell office:value-type="float" office:value="15"/>
          </table:previous>
        </table:cell-content-change>
        <table:cell-content-change table:id="ct9">
          <table:cell-address table:column="0" table:row="9" table:table="0"/>
          <office:change-info>
            <dc:creator> </dc:creator>
            <dc:date>2022-12-29T17:30:54.568000000</dc:date>
          </office:change-info>
          <table:previous>
            <table:change-track-table-cell office:value-type="float" office:value="12"/>
          </table:previous>
        </table:cell-content-change>
        <table:cell-content-change table:id="ct10">
          <table:cell-address table:column="0" table:row="10" table:table="0"/>
          <office:change-info>
            <dc:creator> </dc:creator>
            <dc:date>2022-12-29T17:30:58.188000000</dc:date>
          </office:change-info>
          <table:previous>
            <table:change-track-table-cell office:value-type="float" office:value="10"/>
          </table:previous>
        </table:cell-content-change>
        <table:cell-content-change table:id="ct11">
          <table:cell-address table:column="3" table:row="0" table:table="0"/>
          <office:change-info>
            <dc:creator> </dc:creator>
            <dc:date>2022-12-29T17:31:08.428000000</dc:date>
          </office:change-info>
          <table:previous>
            <table:change-track-table-cell office:value-type="string">
              <text:p>P Input</text:p>
            </table:change-track-table-cell>
          </table:previous>
        </table:cell-content-change>
        <table:cell-content-change table:id="ct12">
          <table:cell-address table:column="5" table:row="0" table:table="0"/>
          <office:change-info>
            <dc:creator> </dc:creator>
            <dc:date>2022-12-29T17:31:15.914000000</dc:date>
          </office:change-info>
          <table:previous>
            <table:change-track-table-cell office:value-type="string">
              <text:p>P Output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Hermes Lite 2 AFT05MS003 Power Results (LPF bypassed)" table:style-name="ta1">
        <table:shapes>
          <draw:frame draw:z-index="0" draw:style-name="gr1" draw:text-style-name="P1" svg:width="432pt" svg:height="254.89pt" svg:x="0pt" svg:y="209.23pt">
            <draw:object draw:notify-on-update-of-ranges="'Hermes Lite 2 AFT05MS003 Power Results (LPF bypassed)'.A1:'Hermes Lite 2 AFT05MS003 Power Results (LPF bypassed)'.A1 'Hermes Lite 2 AFT05MS003 Power Results (LPF bypassed)'.A2:'Hermes Lite 2 AFT05MS003 Power Results (LPF bypassed)'.A11 'Hermes Lite 2 AFT05MS003 Power Results (LPF bypassed)'.D1:'Hermes Lite 2 AFT05MS003 Power Results (LPF bypassed)'.D1 'Hermes Lite 2 AFT05MS003 Power Results (LPF bypassed)'.D2:'Hermes Lite 2 AFT05MS003 Power Results (LPF bypassed)'.D11 'Hermes Lite 2 AFT05MS003 Power Results (LPF bypassed)'.F1:'Hermes Lite 2 AFT05MS003 Power Results (LPF bypassed)'.F1 'Hermes Lite 2 AFT05MS003 Power Results (LPF bypassed)'.F2:'Hermes Lite 2 AFT05MS003 Power Results (LPF bypassed)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32pt" svg:height="280.12pt" svg:x="0pt" svg:y="442.18pt">
            <draw:object draw:notify-on-update-of-ranges="'Hermes Lite 2 AFT05MS003 Power Results (LPF bypassed)'.A1:'Hermes Lite 2 AFT05MS003 Power Results (LPF bypassed)'.A1 'Hermes Lite 2 AFT05MS003 Power Results (LPF bypassed)'.A2:'Hermes Lite 2 AFT05MS003 Power Results (LPF bypassed)'.A11 'Hermes Lite 2 AFT05MS003 Power Results (LPF bypassed)'.G1:'Hermes Lite 2 AFT05MS003 Power Results (LPF bypassed)'.G1 'Hermes Lite 2 AFT05MS003 Power Results (LPF bypassed)'.G2:'Hermes Lite 2 AFT05MS003 Power Results (LPF bypassed)'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6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I drain</text:p>
          </table:table-cell>
          <table:table-cell office:value-type="string" calcext:value-type="string">
            <text:p>E drain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Power Output</text:p>
          </table:table-cell>
          <table:table-cell table:style-name="ce5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160 M</text:p>
          </table:table-cell>
          <table:table-cell office:value-type="float" office:value="1.56" calcext:value-type="float">
            <text:p>1.56</text:p>
          </table:table-cell>
          <table:table-cell office:value-type="float" office:value="7.935" calcext:value-type="float">
            <text:p>7.935</text:p>
          </table:table-cell>
          <table:table-cell table:formula="of:=SUM([.B2]*[.C2])" office:value-type="float" office:value="12.3786" calcext:value-type="float">
            <text:p>12.3786</text:p>
          </table:table-cell>
          <table:table-cell office:value-type="float" office:value="38.159" calcext:value-type="float">
            <text:p>38.159</text:p>
          </table:table-cell>
          <table:table-cell office:value-type="float" office:value="6.544" calcext:value-type="float">
            <text:p>6.544</text:p>
          </table:table-cell>
          <table:table-cell table:formula="of:=SUM([.F2]/[.D2])" office:value-type="percentage" office:value="0.528654290469035" calcext:value-type="percentage">
            <text:p>52.87%</text:p>
          </table:table-cell>
        </table:table-row>
        <table:table-row table:style-name="ro1">
          <table:table-cell office:value-type="string" calcext:value-type="string">
            <text:p>80 M</text:p>
          </table:table-cell>
          <table:table-cell office:value-type="float" office:value="1.48" calcext:value-type="float">
            <text:p>1.48</text:p>
          </table:table-cell>
          <table:table-cell office:value-type="float" office:value="7.944" calcext:value-type="float">
            <text:p>7.944</text:p>
          </table:table-cell>
          <table:table-cell table:formula="of:=SUM([.B3]*[.C3])" office:value-type="float" office:value="11.75712" calcext:value-type="float">
            <text:p>11.75712</text:p>
          </table:table-cell>
          <table:table-cell office:value-type="float" office:value="38.45" calcext:value-type="float">
            <text:p>38.45</text:p>
          </table:table-cell>
          <table:table-cell office:value-type="float" office:value="6.544" calcext:value-type="float">
            <text:p>6.544</text:p>
          </table:table-cell>
          <table:table-cell table:formula="of:=SUM([.F3]/[.D3])" office:value-type="percentage" office:value="0.556598894967475" calcext:value-type="percentage">
            <text:p>55.66%</text:p>
          </table:table-cell>
        </table:table-row>
        <table:table-row table:style-name="ro1">
          <table:table-cell office:value-type="string" calcext:value-type="string">
            <text:p>60 M</text:p>
          </table:table-cell>
          <table:table-cell office:value-type="float" office:value="1.48" calcext:value-type="float">
            <text:p>1.48</text:p>
          </table:table-cell>
          <table:table-cell office:value-type="float" office:value="7.94" calcext:value-type="float">
            <text:p>7.94</text:p>
          </table:table-cell>
          <table:table-cell table:formula="of:=SUM([.B4]*[.C4])" office:value-type="float" office:value="11.7512" calcext:value-type="float">
            <text:p>11.7512</text:p>
          </table:table-cell>
          <table:table-cell office:value-type="float" office:value="38.271" calcext:value-type="float">
            <text:p>38.271</text:p>
          </table:table-cell>
          <table:table-cell office:value-type="float" office:value="6.715" calcext:value-type="float">
            <text:p>6.715</text:p>
          </table:table-cell>
          <table:table-cell table:formula="of:=SUM([.F4]/[.D4])" office:value-type="percentage" office:value="0.571431002791204" calcext:value-type="percentage">
            <text:p>57.14%</text:p>
          </table:table-cell>
        </table:table-row>
        <table:table-row table:style-name="ro1">
          <table:table-cell office:value-type="string" calcext:value-type="string">
            <text:p>40 M</text:p>
          </table:table-cell>
          <table:table-cell office:value-type="float" office:value="1.46" calcext:value-type="float">
            <text:p>1.46</text:p>
          </table:table-cell>
          <table:table-cell office:value-type="float" office:value="7.941" calcext:value-type="float">
            <text:p>7.941</text:p>
          </table:table-cell>
          <table:table-cell table:formula="of:=SUM([.B5]*[.C5])" office:value-type="float" office:value="11.59386" calcext:value-type="float">
            <text:p>11.59386</text:p>
          </table:table-cell>
          <table:table-cell office:value-type="float" office:value="38.166" calcext:value-type="float">
            <text:p>38.166</text:p>
          </table:table-cell>
          <table:table-cell office:value-type="float" office:value="6.555" calcext:value-type="float">
            <text:p>6.555</text:p>
          </table:table-cell>
          <table:table-cell table:formula="of:=SUM([.F5]/[.D5])" office:value-type="percentage" office:value="0.565385471275313" calcext:value-type="percentage">
            <text:p>56.54%</text:p>
          </table:table-cell>
        </table:table-row>
        <table:table-row table:style-name="ro1">
          <table:table-cell office:value-type="string" calcext:value-type="string">
            <text:p>30 M</text:p>
          </table:table-cell>
          <table:table-cell office:value-type="float" office:value="1.51" calcext:value-type="float">
            <text:p>1.51</text:p>
          </table:table-cell>
          <table:table-cell office:value-type="float" office:value="7.941" calcext:value-type="float">
            <text:p>7.941</text:p>
          </table:table-cell>
          <table:table-cell table:formula="of:=SUM([.B6]*[.C6])" office:value-type="float" office:value="11.99091" calcext:value-type="float">
            <text:p>11.99091</text:p>
          </table:table-cell>
          <table:table-cell office:value-type="float" office:value="38.308" calcext:value-type="float">
            <text:p>38.308</text:p>
          </table:table-cell>
          <table:table-cell office:value-type="float" office:value="6.773" calcext:value-type="float">
            <text:p>6.773</text:p>
          </table:table-cell>
          <table:table-cell table:formula="of:=SUM([.F6]/[.D6])" office:value-type="percentage" office:value="0.564844536402992" calcext:value-type="percentage">
            <text:p>56.48%</text:p>
          </table:table-cell>
        </table:table-row>
        <table:table-row table:style-name="ro1">
          <table:table-cell office:value-type="string" calcext:value-type="string">
            <text:p>20 M</text:p>
          </table:table-cell>
          <table:table-cell office:value-type="float" office:value="1.59" calcext:value-type="float">
            <text:p>1.59</text:p>
          </table:table-cell>
          <table:table-cell office:value-type="float" office:value="7.941" calcext:value-type="float">
            <text:p>7.941</text:p>
          </table:table-cell>
          <table:table-cell table:formula="of:=SUM([.B7]*[.C7])" office:value-type="float" office:value="12.62619" calcext:value-type="float">
            <text:p>12.62619</text:p>
          </table:table-cell>
          <table:table-cell office:value-type="float" office:value="38.572" calcext:value-type="float">
            <text:p>38.572</text:p>
          </table:table-cell>
          <table:table-cell office:value-type="float" office:value="7.197" calcext:value-type="float">
            <text:p>7.197</text:p>
          </table:table-cell>
          <table:table-cell table:formula="of:=SUM([.F7]/[.D7])" office:value-type="percentage" office:value="0.570005678672664" calcext:value-type="percentage">
            <text:p>57.00%</text:p>
          </table:table-cell>
        </table:table-row>
        <table:table-row table:style-name="ro1">
          <table:table-cell office:value-type="string" calcext:value-type="string">
            <text:p>17 M</text:p>
          </table:table-cell>
          <table:table-cell office:value-type="float" office:value="1.51" calcext:value-type="float">
            <text:p>1.51</text:p>
          </table:table-cell>
          <table:table-cell office:value-type="float" office:value="7.941" calcext:value-type="float">
            <text:p>7.941</text:p>
          </table:table-cell>
          <table:table-cell table:formula="of:=SUM([.B8]*[.C8])" office:value-type="float" office:value="11.99091" calcext:value-type="float">
            <text:p>11.99091</text:p>
          </table:table-cell>
          <table:table-cell office:value-type="float" office:value="38.072" calcext:value-type="float">
            <text:p>38.072</text:p>
          </table:table-cell>
          <table:table-cell office:value-type="float" office:value="6.599" calcext:value-type="float">
            <text:p>6.599</text:p>
          </table:table-cell>
          <table:table-cell table:formula="of:=SUM([.F8]/[.D8])" office:value-type="percentage" office:value="0.550333544326494" calcext:value-type="percentage">
            <text:p>55.03%</text:p>
          </table:table-cell>
        </table:table-row>
        <table:table-row table:style-name="ro1">
          <table:table-cell office:value-type="string" calcext:value-type="string">
            <text:p>15 M</text:p>
          </table:table-cell>
          <table:table-cell office:value-type="float" office:value="1.45" calcext:value-type="float">
            <text:p>1.45</text:p>
          </table:table-cell>
          <table:table-cell office:value-type="float" office:value="7.941" calcext:value-type="float">
            <text:p>7.941</text:p>
          </table:table-cell>
          <table:table-cell table:formula="of:=SUM([.B9]*[.C9])" office:value-type="float" office:value="11.51445" calcext:value-type="float">
            <text:p>11.51445</text:p>
          </table:table-cell>
          <table:table-cell office:value-type="float" office:value="37.636" calcext:value-type="float">
            <text:p>37.636</text:p>
          </table:table-cell>
          <table:table-cell office:value-type="float" office:value="5.802" calcext:value-type="float">
            <text:p>5.802</text:p>
          </table:table-cell>
          <table:table-cell table:formula="of:=SUM([.F9]/[.D9])" office:value-type="percentage" office:value="0.503888592160285" calcext:value-type="percentage">
            <text:p>50.39%</text:p>
          </table:table-cell>
        </table:table-row>
        <table:table-row table:style-name="ro1">
          <table:table-cell office:value-type="string" calcext:value-type="string">
            <text:p>12 M</text:p>
          </table:table-cell>
          <table:table-cell office:value-type="float" office:value="1.56" calcext:value-type="float">
            <text:p>1.56</text:p>
          </table:table-cell>
          <table:table-cell office:value-type="float" office:value="7.943" calcext:value-type="float">
            <text:p>7.943</text:p>
          </table:table-cell>
          <table:table-cell table:formula="of:=SUM([.B10]*[.C10])" office:value-type="float" office:value="12.39108" calcext:value-type="float">
            <text:p>12.39108</text:p>
          </table:table-cell>
          <table:table-cell office:value-type="float" office:value="37.842" calcext:value-type="float">
            <text:p>37.842</text:p>
          </table:table-cell>
          <table:table-cell office:value-type="float" office:value="6.084" calcext:value-type="float">
            <text:p>6.084</text:p>
          </table:table-cell>
          <table:table-cell table:formula="of:=SUM([.F10]/[.D10])" office:value-type="percentage" office:value="0.490998363338789" calcext:value-type="percentage">
            <text:p>49.10%</text:p>
          </table:table-cell>
        </table:table-row>
        <table:table-row table:style-name="ro1">
          <table:table-cell office:value-type="string" calcext:value-type="string">
            <text:p>10 M</text:p>
          </table:table-cell>
          <table:table-cell office:value-type="float" office:value="1.57" calcext:value-type="float">
            <text:p>1.57</text:p>
          </table:table-cell>
          <table:table-cell office:value-type="float" office:value="7.948" calcext:value-type="float">
            <text:p>7.948</text:p>
          </table:table-cell>
          <table:table-cell table:formula="of:=SUM([.B11]*[.C11])" office:value-type="float" office:value="12.47836" calcext:value-type="float">
            <text:p>12.47836</text:p>
          </table:table-cell>
          <table:table-cell office:value-type="float" office:value="37.283" calcext:value-type="float">
            <text:p>37.283</text:p>
          </table:table-cell>
          <table:table-cell office:value-type="float" office:value="5.349" calcext:value-type="float">
            <text:p>5.349</text:p>
          </table:table-cell>
          <table:table-cell table:formula="of:=SUM([.F11]/[.D11])" office:value-type="percentage" office:value="0.428662099827221" calcext:value-type="percentage">
            <text:p>42.8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1008pt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/00/0000</text:date>, <text:time style:data-style-name="N2" text:time-value="11:30:13.7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11:54:39.487000000</meta:creation-date>
    <dc:date>2022-12-29T11:40:20.767000000</dc:date>
    <meta:editing-duration>PT21M56S</meta:editing-duration>
    <meta:editing-cycles>7</meta:editing-cycles>
    <meta:generator>LibreOffice/6.2.1.2$Windows_X86_64 LibreOffice_project/7bcb35dc3024a62dea0caee87020152d1ee96e71</meta:generator>
    <meta:document-statistic meta:table-count="1" meta:cell-count="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993cm" xlink:href=".." xlink:type="simple" chart:class="chart:line" chart:style-name="ch1">
        <chart:title svg:x="4.335cm" svg:y="0.315cm" chart:style-name="ch2">
          <text:p>Power Input &amp; Output lpf bypass</text:p>
        </chart:title>
        <chart:legend chart:legend-position="top" svg:x="4.528cm" svg:y="1.279cm" style:legend-expansion="wide" chart:style-name="ch3"/>
        <chart:plot-area chart:style-name="ch4" table:cell-range-address="'Hermes Lite 2 AFT05MS003 Power Results (LPF bypassed)'.A1:'Hermes Lite 2 AFT05MS003 Power Results (LPF bypassed)'.A11 'Hermes Lite 2 AFT05MS003 Power Results (LPF bypassed)'.D1:'Hermes Lite 2 AFT05MS003 Power Results (LPF bypassed)'.D11 'Hermes Lite 2 AFT05MS003 Power Results (LPF bypassed)'.F1:'Hermes Lite 2 AFT05MS003 Power Results (LPF bypassed)'.F11" chart:data-source-has-labels="both" svg:x="1.315cm" svg:y="2.056cm" svg:width="13.622cm" svg:height="5.777cm">
          <chartooo:coordinate-region svg:x="1.792cm" svg:y="2.256cm" svg:width="12.616cm" svg:height="4.93cm"/>
          <chart:axis chart:dimension="x" chart:name="primary-x" chart:style-name="ch5" chartooo:axis-type="auto">
            <chartooo:date-scale/>
            <chart:title svg:x="7.685cm" svg:y="8.012cm" chart:style-name="ch6">
              <text:p>Band</text:p>
            </chart:title>
            <chart:categories table:cell-range-address="'Hermes Lite 2 AFT05MS003 Power Results (LPF bypassed)'.A2:'Hermes Lite 2 AFT05MS003 Power Results (LPF bypassed)'.A11"/>
            <chart:grid chart:style-name="ch7" chart:class="major"/>
          </chart:axis>
          <chart:axis chart:dimension="y" chart:name="primary-y" chart:style-name="ch5">
            <chart:title svg:x="0.451cm" svg:y="5.398cm" chart:style-name="ch8">
              <text:p>Watts</text:p>
            </chart:title>
            <chart:grid chart:style-name="ch7" chart:class="major"/>
          </chart:axis>
          <chart:series chart:style-name="ch9" chart:values-cell-range-address="'Hermes Lite 2 AFT05MS003 Power Results (LPF bypassed)'.D2:'Hermes Lite 2 AFT05MS003 Power Results (LPF bypassed)'.D11" chart:label-cell-address="'Hermes Lite 2 AFT05MS003 Power Results (LPF bypassed)'.D1:'Hermes Lite 2 AFT05MS003 Power Results (LPF bypassed)'.D1" chart:class="chart:line">
            <chart:data-point chart:repeated="10"/>
          </chart:series>
          <chart:series chart:style-name="ch10" chart:values-cell-range-address="'Hermes Lite 2 AFT05MS003 Power Results (LPF bypassed)'.F2:'Hermes Lite 2 AFT05MS003 Power Results (LPF bypassed)'.F11" chart:label-cell-address="'Hermes Lite 2 AFT05MS003 Power Results (LPF bypassed)'.F1:'Hermes Lite 2 AFT05MS003 Power Results (LPF bypassed)'.F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Input</text:p>
                <draw:g>
                  <svg:desc>'Hermes Lite 2 AFT05MS003 Power Results (LPF bypassed)'.D1:'Hermes Lite 2 AFT05MS003 Power Results (LPF bypassed)'.D1</svg:desc>
                </draw:g>
              </table:table-cell>
              <table:table-cell office:value-type="string">
                <text:p>Power Output</text:p>
                <draw:g>
                  <svg:desc>'Hermes Lite 2 AFT05MS003 Power Results (LPF bypassed)'.F1:'Hermes Lite 2 AFT05MS003 Power Results (LPF bypassed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 M</text:p>
                <draw:g>
                  <svg:desc>'Hermes Lite 2 AFT05MS003 Power Results (LPF bypassed)'.A2:'Hermes Lite 2 AFT05MS003 Power Results (LPF bypassed)'.A11</svg:desc>
                </draw:g>
              </table:table-cell>
              <table:table-cell office:value-type="float" office:value="12.3786">
                <text:p>12.3786</text:p>
                <draw:g>
                  <svg:desc>'Hermes Lite 2 AFT05MS003 Power Results (LPF bypassed)'.D2:'Hermes Lite 2 AFT05MS003 Power Results (LPF bypassed)'.D11</svg:desc>
                </draw:g>
              </table:table-cell>
              <table:table-cell office:value-type="float" office:value="6.544">
                <text:p>6.544</text:p>
                <draw:g>
                  <svg:desc>'Hermes Lite 2 AFT05MS003 Power Results (LPF bypassed)'.F2:'Hermes Lite 2 AFT05MS003 Power Results (LPF bypassed)'.F11</svg:desc>
                </draw:g>
              </table:table-cell>
            </table:table-row>
            <table:table-row>
              <table:table-cell office:value-type="string">
                <text:p>80 M</text:p>
              </table:table-cell>
              <table:table-cell office:value-type="float" office:value="11.75712">
                <text:p>11.75712</text:p>
              </table:table-cell>
              <table:table-cell office:value-type="float" office:value="6.544">
                <text:p>6.544</text:p>
              </table:table-cell>
            </table:table-row>
            <table:table-row>
              <table:table-cell office:value-type="string">
                <text:p>60 M</text:p>
              </table:table-cell>
              <table:table-cell office:value-type="float" office:value="11.7512">
                <text:p>11.7512</text:p>
              </table:table-cell>
              <table:table-cell office:value-type="float" office:value="6.715">
                <text:p>6.715</text:p>
              </table:table-cell>
            </table:table-row>
            <table:table-row>
              <table:table-cell office:value-type="string">
                <text:p>40 M</text:p>
              </table:table-cell>
              <table:table-cell office:value-type="float" office:value="11.59386">
                <text:p>11.59386</text:p>
              </table:table-cell>
              <table:table-cell office:value-type="float" office:value="6.555">
                <text:p>6.555</text:p>
              </table:table-cell>
            </table:table-row>
            <table:table-row>
              <table:table-cell office:value-type="string">
                <text:p>30 M</text:p>
              </table:table-cell>
              <table:table-cell office:value-type="float" office:value="11.99091">
                <text:p>11.99091</text:p>
              </table:table-cell>
              <table:table-cell office:value-type="float" office:value="6.773">
                <text:p>6.773</text:p>
              </table:table-cell>
            </table:table-row>
            <table:table-row>
              <table:table-cell office:value-type="string">
                <text:p>20 M</text:p>
              </table:table-cell>
              <table:table-cell office:value-type="float" office:value="12.62619">
                <text:p>12.62619</text:p>
              </table:table-cell>
              <table:table-cell office:value-type="float" office:value="7.197">
                <text:p>7.197</text:p>
              </table:table-cell>
            </table:table-row>
            <table:table-row>
              <table:table-cell office:value-type="string">
                <text:p>17 M</text:p>
              </table:table-cell>
              <table:table-cell office:value-type="float" office:value="11.99091">
                <text:p>11.99091</text:p>
              </table:table-cell>
              <table:table-cell office:value-type="float" office:value="6.599">
                <text:p>6.599</text:p>
              </table:table-cell>
            </table:table-row>
            <table:table-row>
              <table:table-cell office:value-type="string">
                <text:p>15 M</text:p>
              </table:table-cell>
              <table:table-cell office:value-type="float" office:value="11.51445">
                <text:p>11.51445</text:p>
              </table:table-cell>
              <table:table-cell office:value-type="float" office:value="5.802">
                <text:p>5.802</text:p>
              </table:table-cell>
            </table:table-row>
            <table:table-row>
              <table:table-cell office:value-type="string">
                <text:p>12 M</text:p>
              </table:table-cell>
              <table:table-cell office:value-type="float" office:value="12.39108">
                <text:p>12.39108</text:p>
              </table:table-cell>
              <table:table-cell office:value-type="float" office:value="6.084">
                <text:p>6.084</text:p>
              </table:table-cell>
            </table:table-row>
            <table:table-row>
              <table:table-cell office:value-type="string">
                <text:p>10 M</text:p>
              </table:table-cell>
              <table:table-cell office:value-type="float" office:value="12.47836">
                <text:p>12.47836</text:p>
              </table:table-cell>
              <table:table-cell office:value-type="float" office:value="5.349">
                <text:p>5.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9.883cm" xlink:href=".." xlink:type="simple" chart:class="chart:line" chart:style-name="ch1">
        <chart:title svg:x="5.155cm" svg:y="0.333cm" chart:style-name="ch2">
          <text:p>AFT05MS003 Efficiency</text:p>
        </chart:title>
        <chart:legend chart:legend-position="top" svg:x="6.285cm" svg:y="1.297cm" style:legend-expansion="wide" chart:style-name="ch3"/>
        <chart:plot-area chart:style-name="ch4" table:cell-range-address="'Hermes Lite 2 AFT05MS003 Power Results (LPF bypassed)'.A1:'Hermes Lite 2 AFT05MS003 Power Results (LPF bypassed)'.A11 'Hermes Lite 2 AFT05MS003 Power Results (LPF bypassed)'.G1:'Hermes Lite 2 AFT05MS003 Power Results (LPF bypassed)'.G11" chart:data-source-has-labels="both" svg:x="1.315cm" svg:y="2.092cm" svg:width="13.622cm" svg:height="6.613cm">
          <chartooo:coordinate-region svg:x="2.73cm" svg:y="2.291cm" svg:width="11.823cm" svg:height="5.767cm"/>
          <chart:axis chart:dimension="x" chart:name="primary-x" chart:style-name="ch5" chartooo:axis-type="auto">
            <chartooo:date-scale/>
            <chart:title svg:x="7.685cm" svg:y="8.902cm" chart:style-name="ch6">
              <text:p>Band</text:p>
            </chart:title>
            <chart:categories table:cell-range-address="'Hermes Lite 2 AFT05MS003 Power Results (LPF bypassed)'.A2:'Hermes Lite 2 AFT05MS003 Power Results (LPF bypassed)'.A11"/>
            <chart:grid chart:style-name="ch7" chart:class="major"/>
          </chart:axis>
          <chart:axis chart:dimension="y" chart:name="primary-y" chart:style-name="ch8">
            <chart:title svg:x="0.451cm" svg:y="6.011cm" chart:style-name="ch9">
              <text:p>Percent</text:p>
            </chart:title>
            <chart:grid chart:style-name="ch7" chart:class="major"/>
          </chart:axis>
          <chart:series chart:style-name="ch10" chart:values-cell-range-address="'Hermes Lite 2 AFT05MS003 Power Results (LPF bypassed)'.G2:'Hermes Lite 2 AFT05MS003 Power Results (LPF bypassed)'.G11" chart:label-cell-address="'Hermes Lite 2 AFT05MS003 Power Results (LPF bypassed)'.G1:'Hermes Lite 2 AFT05MS003 Power Results (LPF bypassed)'.G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'Hermes Lite 2 AFT05MS003 Power Results (LPF bypassed)'.G1:'Hermes Lite 2 AFT05MS003 Power Results (LPF bypassed)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 M</text:p>
                <draw:g>
                  <svg:desc>'Hermes Lite 2 AFT05MS003 Power Results (LPF bypassed)'.A2:'Hermes Lite 2 AFT05MS003 Power Results (LPF bypassed)'.A11</svg:desc>
                </draw:g>
              </table:table-cell>
              <table:table-cell office:value-type="float" office:value="0.528654290469035">
                <text:p>0.528654290469035</text:p>
                <draw:g>
                  <svg:desc>'Hermes Lite 2 AFT05MS003 Power Results (LPF bypassed)'.G2:'Hermes Lite 2 AFT05MS003 Power Results (LPF bypassed)'.G11</svg:desc>
                </draw:g>
              </table:table-cell>
            </table:table-row>
            <table:table-row>
              <table:table-cell office:value-type="string">
                <text:p>80 M</text:p>
              </table:table-cell>
              <table:table-cell office:value-type="float" office:value="0.556598894967475">
                <text:p>0.556598894967475</text:p>
              </table:table-cell>
            </table:table-row>
            <table:table-row>
              <table:table-cell office:value-type="string">
                <text:p>60 M</text:p>
              </table:table-cell>
              <table:table-cell office:value-type="float" office:value="0.571431002791204">
                <text:p>0.571431002791204</text:p>
              </table:table-cell>
            </table:table-row>
            <table:table-row>
              <table:table-cell office:value-type="string">
                <text:p>40 M</text:p>
              </table:table-cell>
              <table:table-cell office:value-type="float" office:value="0.565385471275313">
                <text:p>0.565385471275313</text:p>
              </table:table-cell>
            </table:table-row>
            <table:table-row>
              <table:table-cell office:value-type="string">
                <text:p>30 M</text:p>
              </table:table-cell>
              <table:table-cell office:value-type="float" office:value="0.564844536402992">
                <text:p>0.564844536402992</text:p>
              </table:table-cell>
            </table:table-row>
            <table:table-row>
              <table:table-cell office:value-type="string">
                <text:p>20 M</text:p>
              </table:table-cell>
              <table:table-cell office:value-type="float" office:value="0.570005678672664">
                <text:p>0.570005678672664</text:p>
              </table:table-cell>
            </table:table-row>
            <table:table-row>
              <table:table-cell office:value-type="string">
                <text:p>17 M</text:p>
              </table:table-cell>
              <table:table-cell office:value-type="float" office:value="0.550333544326494">
                <text:p>0.550333544326494</text:p>
              </table:table-cell>
            </table:table-row>
            <table:table-row>
              <table:table-cell office:value-type="string">
                <text:p>15 M</text:p>
              </table:table-cell>
              <table:table-cell office:value-type="float" office:value="0.503888592160285">
                <text:p>0.503888592160285</text:p>
              </table:table-cell>
            </table:table-row>
            <table:table-row>
              <table:table-cell office:value-type="string">
                <text:p>12 M</text:p>
              </table:table-cell>
              <table:table-cell office:value-type="float" office:value="0.490998363338789">
                <text:p>0.490998363338789</text:p>
              </table:table-cell>
            </table:table-row>
            <table:table-row>
              <table:table-cell office:value-type="string">
                <text:p>10 M</text:p>
              </table:table-cell>
              <table:table-cell office:value-type="float" office:value="0.428662099827221">
                <text:p>0.4286620998272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